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15cm" svg:height="2.1cm" svg:x="8.95cm" svg:y="3.3cm">
          <text:p text:style-name="P1">Read “Water level” [kg/m^2]</text:p>
          <text:p text:style-name="P1">Read Topography [m]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2" draw:id="id2" draw:layer="layout" svg:width="6.9cm" svg:height="2.3cm" svg:x="9.575cm" svg:y="7.5cm">
          <text:p text:style-name="P1">Calculate slope,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13.025cm" svg:y1="5.4cm" svg:x2="13.025cm" svg:y2="7.5cm" draw:start-shape="id1" draw:start-glue-point="2" draw:end-shape="id2" svg:d="M13025 5400v2100" svg:viewBox="0 0 1 2101">
          <text:p/>
        </draw:connector>
        <draw:custom-shape draw:style-name="gr1" draw:text-style-name="P1" xml:id="id3" draw:id="id3" draw:layer="layout" svg:width="6.9cm" svg:height="2.3cm" svg:x="9.575cm" svg:y="11.622cm">
          <text:p text:style-name="P1">Calculate velocity:</text:p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1" xml:id="id4" draw:id="id4" draw:layer="layout" svg:width="4.364cm" svg:height="1.01cm" svg:x="10.843cm" svg:y="12.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1" xml:id="id5" draw:id="id5" draw:layer="layout" svg:width="6.9cm" svg:height="2.3cm" svg:x="9.575cm" svg:y="15.1cm">
          <text:p text:style-name="P1">Calculate nett mass flow</text:p>
          <text:p text:style-name="P1">[kg/m^2]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6" draw:id="id6" draw:layer="layout" svg:width="6.9cm" svg:height="2.3cm" svg:x="9.575cm" svg:y="18.6cm">
          <text:p text:style-name="P1">Update water level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svg:x1="13.025cm" svg:y1="9.8cm" svg:x2="13.025cm" svg:y2="11.622cm" draw:start-shape="id2" draw:end-shape="id3" svg:d="M13025 9800v1822" svg:viewBox="0 0 1 1823">
          <text:p/>
        </draw:connector>
        <draw:connector draw:style-name="gr2" draw:text-style-name="P1" draw:layer="layout" svg:x1="16.475cm" svg:y1="12.772cm" svg:x2="16.475cm" svg:y2="12.772cm" draw:start-shape="id3" draw:end-shape="id3" svg:d="M16475 12772z" svg:viewBox="0 0 1 1">
          <text:p/>
        </draw:connector>
        <draw:connector draw:style-name="gr2" draw:text-style-name="P1" draw:layer="layout" svg:x1="13.025cm" svg:y1="13.91cm" svg:x2="13.025cm" svg:y2="15.1cm" draw:start-shape="id4" draw:start-glue-point="2" draw:end-shape="id5" svg:d="M13025 13910v1190" svg:viewBox="0 0 1 1191">
          <text:p/>
        </draw:connector>
        <draw:connector draw:style-name="gr2" draw:text-style-name="P1" draw:layer="layout" svg:x1="13.025cm" svg:y1="18.6cm" svg:x2="13.025cm" svg:y2="17.4cm" draw:start-shape="id6" draw:start-glue-point="4" draw:end-shape="id5" draw:end-glue-point="6" svg:d="M13025 18600v-1200" svg:viewBox="0 0 1 1201">
          <text:p/>
        </draw:connector>
        <draw:frame draw:style-name="gr3" draw:text-style-name="P1" draw:layer="layout" svg:width="0.59cm" svg:height="0.828cm" svg:x="15.31cm" svg:y="8.1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14:23:46.546251811</meta:creation-date>
    <dc:date>2016-04-11T20:38:57.203818502</dc:date>
    <meta:editing-duration>PT28M2S</meta:editing-duration>
    <meta:editing-cycles>5</meta:editing-cycles>
    <meta:generator>LibreOffice/4.2.8.2$Linux_x86 LibreOffice_project/420m0$Build-2</meta:generator>
    <meta:document-statistic meta:object-count="12"/>
  </office:meta>
</office:document-meta>
</file>

<file path=Object 1/content.xml><?xml version="1.0" encoding="utf-8"?>
<math xmlns="http://www.w3.org/1998/Math/MathML" display="block">
  <semantics>
    <mrow>
      <mrow>
        <mi>u</mi>
        <mo stretchy="false">=</mo>
        <mn>0.35</mn>
      </mrow>
      <msqrt>
        <mrow>
          <mi>i</mi>
          <mo stretchy="false">/</mo>
          <msub>
            <mi>i</mi>
            <mn>0</mn>
          </msub>
        </mrow>
      </msqrt>
    </mrow>
    <annotation encoding="StarMath 5.0">u = 0.35 sqrt{i/i_0} </annotation>
  </semantics>
</math>
</file>

<file path=Object 2/content.xml><?xml version="1.0" encoding="utf-8"?>
<math xmlns="http://www.w3.org/1998/Math/MathML" display="block">
  <semantics>
    <mi>i</mi>
    <annotation encoding="StarMath 5.0">
i</annotation>
  </semantics>
</math>
</file>